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P1" style:family="paragraph"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tru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ombobox form:name="Kombinationsfeld 1" form:control-implementation="ooo:com.sun.star.form.component.ComboBox" xml:id="control1" form:id="control1" form:dropdown="true" form:size="20" form:input-required="false" form:convert-empty-to-null="true" form:list-source-type="table" form:source-cell-range="Tabelle1.A1:Tabelle1.A7000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</form:form>
        </office:forms>
        <table:shapes>
          <draw:control draw:z-index="0" draw:name="form" draw:text-style-name="P1" svg:width="1.648in" svg:height="0.3555in" svg:x="2.7854in" svg:y="0.8366in" draw:control="control1"/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ome string content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me string content 2</text:p>
          </table:table-cell>
          <table:table-cell/>
          <table:table-cell table:style-name="ce1" office:value-type="string" calcext:value-type="string">
            <text:p>Switch to „design mode“, and open „Control…“</text:p>
            <text:p>Properties of the combo box in the right click menu</text:p>
          </table:table-cell>
        </table:table-row>
        <table:table-row table:style-name="ro1">
          <table:table-cell office:value-type="string" calcext:value-type="string">
            <text:p>Some string conte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1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2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3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4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5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6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string content 7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22:40:19.5086940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7T15:31:09.162531786</meta:creation-date>
    <dc:date>2021-02-25T22:40:30.690720523</dc:date>
    <meta:editing-duration>PT5H52M51S</meta:editing-duration>
    <meta:editing-cycles>6</meta:editing-cycles>
    <meta:generator>LibreOfficeDev/7.2.0.0.alpha0$Linux_X86_64 LibreOffice_project/af64bc49d872d8a040d66387303def98eae5cd51</meta:generator>
    <meta:document-statistic meta:table-count="1" meta:cell-count="7001" meta:object-count="1"/>
  </office:meta>
</office:document-meta>
</file>